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383" officeooo:paragraph-rsid="00185383"/>
    </style:style>
    <style:style style:name="P2" style:family="paragraph" style:parent-style-name="Standard">
      <style:text-properties officeooo:rsid="0019fc1a" officeooo:paragraph-rsid="0019fc1a"/>
    </style:style>
    <style:style style:name="P3" style:family="paragraph" style:parent-style-name="Standard">
      <style:text-properties officeooo:rsid="0019fc1a" officeooo:paragraph-rsid="001ca1a3"/>
    </style:style>
    <style:style style:name="P4" style:family="paragraph" style:parent-style-name="Standard">
      <style:text-properties officeooo:rsid="001b147b" officeooo:paragraph-rsid="001b147b"/>
    </style:style>
    <style:style style:name="P5" style:family="paragraph" style:parent-style-name="Standard">
      <style:text-properties officeooo:rsid="001ca1a3" officeooo:paragraph-rsid="001ca1a3"/>
    </style:style>
    <style:style style:name="P6" style:family="paragraph" style:parent-style-name="Standard">
      <style:text-properties fo:font-weight="normal" officeooo:rsid="001ca1a3" officeooo:paragraph-rsid="001ca1a3" style:font-weight-asian="normal" style:font-weight-complex="normal"/>
    </style:style>
    <style:style style:name="P7" style:family="paragraph" style:parent-style-name="Standard">
      <style:text-properties fo:font-weight="normal" officeooo:rsid="001cf754" officeooo:paragraph-rsid="001cf754" style:font-weight-asian="normal" style:font-weight-complex="normal"/>
    </style:style>
    <style:style style:name="P8" style:family="paragraph" style:parent-style-name="Standard">
      <style:text-properties fo:font-weight="normal" officeooo:rsid="001e4696" officeooo:paragraph-rsid="001e4696" style:font-weight-asian="normal" style:font-weight-complex="normal"/>
    </style:style>
    <style:style style:name="P9" style:family="paragraph" style:parent-style-name="Standard">
      <style:text-properties fo:font-weight="normal" officeooo:rsid="001e92fc" officeooo:paragraph-rsid="001e92fc" style:font-weight-asian="normal" style:font-weight-complex="normal"/>
    </style:style>
    <style:style style:name="P10" style:family="paragraph" style:parent-style-name="Standard">
      <style:text-properties fo:font-weight="normal" officeooo:rsid="00208bff" officeooo:paragraph-rsid="00208bff" style:font-weight-asian="normal" style:font-weight-complex="normal"/>
    </style:style>
    <style:style style:name="P11" style:family="paragraph" style:parent-style-name="Standard">
      <style:text-properties fo:font-weight="normal" officeooo:rsid="0021e4e0" officeooo:paragraph-rsid="0021e4e0" style:font-weight-asian="normal" style:font-weight-complex="normal"/>
    </style:style>
    <style:style style:name="P12" style:family="paragraph" style:parent-style-name="Standard">
      <style:text-properties fo:font-weight="normal" officeooo:rsid="00227730" officeooo:paragraph-rsid="00227730" style:font-weight-asian="normal" style:font-weight-complex="normal"/>
    </style:style>
    <style:style style:name="P13" style:family="paragraph" style:parent-style-name="Standard">
      <style:text-properties fo:font-weight="normal" officeooo:rsid="0025f36a" officeooo:paragraph-rsid="0025f36a" style:font-weight-asian="normal" style:font-weight-complex="normal"/>
    </style:style>
    <style:style style:name="P14" style:family="paragraph" style:parent-style-name="Standard">
      <style:text-properties fo:font-weight="normal" officeooo:rsid="0025f36a" officeooo:paragraph-rsid="00272988" style:font-weight-asian="normal" style:font-weight-complex="normal"/>
    </style:style>
    <style:style style:name="P15" style:family="paragraph" style:parent-style-name="Standard">
      <style:text-properties fo:font-weight="normal" officeooo:rsid="00272988" officeooo:paragraph-rsid="00272988" style:font-weight-asian="normal" style:font-weight-complex="normal"/>
    </style:style>
    <style:style style:name="P16" style:family="paragraph" style:parent-style-name="Standard">
      <style:text-properties fo:font-weight="normal" officeooo:rsid="0027307b" officeooo:paragraph-rsid="0027307b" style:font-weight-asian="normal" style:font-weight-complex="normal"/>
    </style:style>
    <style:style style:name="P17" style:family="paragraph" style:parent-style-name="Standard">
      <style:text-properties fo:font-weight="normal" officeooo:rsid="0027e39e" officeooo:paragraph-rsid="0027e39e" style:font-weight-asian="normal" style:font-weight-complex="normal"/>
    </style:style>
    <style:style style:name="P18" style:family="paragraph" style:parent-style-name="Standard">
      <style:text-properties fo:font-weight="normal" officeooo:rsid="002adb12" officeooo:paragraph-rsid="002adb12" style:font-weight-asian="normal" style:font-weight-complex="normal"/>
    </style:style>
    <style:style style:name="P19" style:family="paragraph" style:parent-style-name="Standard">
      <style:text-properties fo:font-weight="normal" officeooo:rsid="002bb98e" officeooo:paragraph-rsid="002bb98e" style:font-weight-asian="normal" style:font-weight-complex="normal"/>
    </style:style>
    <style:style style:name="P20" style:family="paragraph" style:parent-style-name="Standard">
      <style:text-properties fo:font-weight="normal" officeooo:rsid="002c98ef" officeooo:paragraph-rsid="002c98ef" style:font-weight-asian="normal" style:font-weight-complex="normal"/>
    </style:style>
    <style:style style:name="P21" style:family="paragraph" style:parent-style-name="Standard">
      <style:text-properties fo:font-weight="normal" officeooo:rsid="002e309e" officeooo:paragraph-rsid="002e309e" style:font-weight-asian="normal" style:font-weight-complex="normal"/>
    </style:style>
    <style:style style:name="P22" style:family="paragraph" style:parent-style-name="Standard">
      <style:text-properties fo:font-weight="normal" officeooo:rsid="002ed1c2" officeooo:paragraph-rsid="002ed1c2" style:font-weight-asian="normal" style:font-weight-complex="normal"/>
    </style:style>
    <style:style style:name="P23" style:family="paragraph" style:parent-style-name="Standard">
      <style:text-properties fo:font-weight="bold" officeooo:rsid="0025f36a" officeooo:paragraph-rsid="0025f36a" style:font-weight-asian="bold" style:font-weight-complex="bold"/>
    </style:style>
    <style:style style:name="P24" style:family="paragraph" style:parent-style-name="Standard">
      <style:text-properties fo:font-weight="normal" officeooo:rsid="00309a6d" officeooo:paragraph-rsid="00309a6d" style:font-weight-asian="normal" style:font-weight-complex="normal"/>
    </style:style>
    <style:style style:name="P25" style:family="paragraph" style:parent-style-name="Standard">
      <style:text-properties fo:font-weight="normal" officeooo:rsid="00317666" officeooo:paragraph-rsid="00317666" style:font-weight-asian="normal" style:font-weight-complex="normal"/>
    </style:style>
    <style:style style:name="P26" style:family="paragraph" style:parent-style-name="Standard">
      <style:text-properties fo:font-weight="normal" officeooo:rsid="003342d4" officeooo:paragraph-rsid="003342d4" style:font-weight-asian="normal" style:font-weight-complex="normal"/>
    </style:style>
    <style:style style:name="P27" style:family="paragraph" style:parent-style-name="Standard">
      <style:text-properties fo:font-weight="normal" officeooo:rsid="003444f2" officeooo:paragraph-rsid="003444f2" style:font-weight-asian="normal" style:font-weight-complex="normal"/>
    </style:style>
    <style:style style:name="P28" style:family="paragraph" style:parent-style-name="Standard">
      <style:text-properties fo:font-weight="normal" officeooo:rsid="0036e46e" officeooo:paragraph-rsid="0036e46e" style:font-weight-asian="normal" style:font-weight-complex="normal"/>
    </style:style>
    <style:style style:name="P29" style:family="paragraph" style:parent-style-name="Standard">
      <style:text-properties fo:font-weight="normal" officeooo:rsid="00372f19" officeooo:paragraph-rsid="00372f19" style:font-weight-asian="normal" style:font-weight-complex="normal"/>
    </style:style>
    <style:style style:name="T1" style:family="text">
      <style:text-properties officeooo:rsid="001b14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a1a3" style:font-weight-asian="bold" style:font-weight-complex="bold"/>
    </style:style>
    <style:style style:name="T4" style:family="text">
      <style:text-properties officeooo:rsid="00208bff"/>
    </style:style>
    <style:style style:name="T5" style:family="text">
      <style:text-properties officeooo:rsid="0029a6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smanagement</text:p>
      <text:p text:style-name="P1"/>
      <text:p text:style-name="P1">Fallstudien sind eine Situation oder ein Problemfall, wobei Lösungen erarbeitet werden.</text:p>
      <text:p text:style-name="P1">Diskussion anhand praktischer Fälle aus dem Wirtschaftsleben.</text:p>
      <text:p text:style-name="P1"/>
      <text:p text:style-name="P1">Wofür?</text:p>
      <text:p text:style-name="P1">Um Wissen anschaulicher zu übermitteln</text:p>
      <text:p text:style-name="P1"/>
      <text:p text:style-name="P2">Case Study Method: <text:span text:style-name="T1">Probleme identifizieren </text:span><text:span text:style-name="T3">Problemfindungsfallstudie</text:span></text:p>
      <text:p text:style-name="P4">Reale, konkrete, komplexe Unternehmenssituation aus wirtschaftlichem Leben.</text:p>
      <text:p text:style-name="P4">Eindeutige Lösung nicht möglich. </text:p>
      <text:p text:style-name="P4"/>
      <text:p text:style-name="P4">Case Problem Method: Probleme konkretisieren <text:span text:style-name="T3">Problemlösungsfallmethode</text:span></text:p>
      <text:p text:style-name="P3">Lösungsvarianten erarbeiten und getroffene Entscheidungen diskutieren</text:p>
      <text:p text:style-name="P3">Situation wird beschrieben dadurch Entscheidungsverhalten illustriert.</text:p>
      <text:p text:style-name="P5">Es gibt nur eine echte Lösung.</text:p>
      <text:p text:style-name="P5"/>
      <text:p text:style-name="P5">In-Basket-Exercise-Method: Problem unzureichend beschrieben <text:span text:style-name="T2">Postkorbmethode</text:span></text:p>
      <text:p text:style-name="P5">Erfassung und Strukturierung vorhandener Information und Entscheidungsfindung.</text:p>
      <text:p text:style-name="P5">Unzureichende Aufarbeitung der Fallbeschreibung. Häufig im Assessment-Center.</text:p>
      <text:p text:style-name="P5"/>
      <text:p text:style-name="P5">Case-Incident-Method: Problem gegeben <text:span text:style-name="T2">Informationsfallstudie</text:span></text:p>
      <text:p text:style-name="P6">selbstständige Informationssuche- und beschaffung.</text:p>
      <text:p text:style-name="P6">Pädagogoische Praxis</text:p>
      <text:p text:style-name="P6"/>
      <text:p text:style-name="P7">Stated-Problem-Method: Problem gegeben <text:span text:style-name="T2">Untersuchungs- oder Beurteilungsfallstudie</text:span></text:p>
      <text:p text:style-name="P7">Analyse und Kritik der bereits erarbeiteten Lösungsansätze.</text:p>
      <text:p text:style-name="P7">Bessere Lösungen finden.</text:p>
      <text:p text:style-name="P7">Einblick in reale Entscheidungsprozesse, implementierte Lösung bereitgestellt.</text:p>
      <text:p text:style-name="P7"/>
      <text:p text:style-name="P8">Phasen der Fallstudienarbeit:</text:p>
      <text:p text:style-name="P8">Fall sorgfältig lesen</text:p>
      <text:p text:style-name="P8">zentrales Problem definieren (nur eins!) <text:span text:style-name="T4">das richtige Problem lösen</text:span></text:p>
      <text:p text:style-name="P8">Definieren des Ziels des Unternehmens</text:p>
      <text:p text:style-name="P8">Identifizieren der Restriktionen (Nebenbedingungen) des Problems</text:p>
      <text:p text:style-name="P8">Identifizieren der relevanten Alternativen</text:p>
      <text:p text:style-name="P8">Auswahl der besten Alternativen</text:p>
      <text:p text:style-name="P8">Entwicklung Umsetzungsstrategie</text:p>
      <text:p text:style-name="P8"/>
      <text:p text:style-name="P8"/>
      <text:p text:style-name="P9">CASE STUDY IM AUSWAHLPROZESS : <text:span text:style-name="T4">besonders Unternehmensberatung</text:span></text:p>
      <text:p text:style-name="P9">unter Zeitdruck ein komplexes Problem lösen</text:p>
      <text:p text:style-name="P9">analytische und strukturierte Vorgehen wichtiger als Lösungsfindung</text:p>
      <text:p text:style-name="P10">Ordnen der Informationen, Lösungsschritte dokumentieren für sich selbst und den Prüfer</text:p>
      <text:p text:style-name="P10"/>
      <text:p text:style-name="P11">Fallstudie Gebäudemanagement</text:p>
      <text:p text:style-name="P12">T: Technik, Steuerung</text:p>
      <text:p text:style-name="P12">O:Organisation (Ablauf)</text:p>
      <text:p text:style-name="P12">Q: Qualifikation (Personal)</text:p>
      <text:p text:style-name="P23">Zentrale: Kommunikation</text:p>
      <text:p text:style-name="P13">TOQ in Abhängikeit zueinander, jede Änderung eines Elementes wirkt sich auf die anderen aus</text:p>
      <text:p text:style-name="P13"><text:soft-page-break/>Multiperspektivität: jeder hat eine andere Perspektive auf ein Problem und findet damit auch einen anderen Lösungsansatz, Konfliktpotential</text:p>
      <text:p text:style-name="P13">diese zu sehen und anzuerkennen ist eine wichtige Voraussetzung für betrieblichen Erfolg</text:p>
      <text:p text:style-name="P13"/>
      <text:p text:style-name="P13"><text:s/></text:p>
      <text:p text:style-name="P15">3. Grundlagen der Informationswissenschaft- und wirtschaft:</text:p>
      <text:p text:style-name="P14"/>
      <text:p text:style-name="P15">Nutzung von Internet Diensten, besonders mit dem Smartphone, generiert Daten, diese werden zu Information verarbeitet und daraus Wissen generiert.</text:p>
      <text:p text:style-name="P15">Daten werden ewig archiviert.</text:p>
      <text:p text:style-name="P15">Tool, das Daten organisiert, findet und verwaltet.</text:p>
      <text:p text:style-name="P15">Fachgebiet Informationsmanagement!</text:p>
      <text:p text:style-name="P15"/>
      <text:p text:style-name="P16">Paradox: mehr Daten werden generiert, man weiß jedoch weniger, <text:span text:style-name="T5">Bradfords Law of Scattering</text:span></text:p>
      <text:p text:style-name="P16">Masse an Informationen wird stetig größer, mehr Zeit zum selektieren</text:p>
      <text:p text:style-name="P16"/>
      <text:p text:style-name="P16">Informationsflut und -vielfalt:</text:p>
      <text:p text:style-name="P16">Ergebnisse sichten, bewerten, aufbereiten, nutzen</text:p>
      <text:p text:style-name="P16">Man neigt dazu alles zu sammeln und zu speichern, was irgendwann mal interessant sein könnte</text:p>
      <text:p text:style-name="P16">Entscheidungskonflikte, was denn nun wichtige Informationen sind und was nicht</text:p>
      <text:p text:style-name="P16"/>
      <text:p text:style-name="P17">Recherche: Prioritäten setzten, nicht die gleiche Info mehrmals archivieren, Ordner Aktuelles anlegen, Dokumente aussagekräftig benennen</text:p>
      <text:p text:style-name="P18">Selbstmanagement: nicht die selben Themen erneut angehen</text:p>
      <text:p text:style-name="P18">Archivieren: Material sichten verhindert, dass immer wieder das Gleiche archiviert wird, regelmäßiges Aufräumen, aussagekräftige Namen, passende Orte</text:p>
      <text:p text:style-name="P18">Lesezeichenverzeichnis: digitale Links und analoge Quellen verwalten, kommentierte Linklisten, HTML benutzen, Links vorhanden, etwas dazu kommentieren</text:p>
      <text:p text:style-name="P18"/>
      <text:p text:style-name="P19">Informationspraxis: Informationsversorgung des Staates, der Wirtschaft, der Wissenschaft, Medien, gesellschaftlichen Organisation und einzelner Personen durch die Gestaltung und Prägung ihres Informationsumfeldes.</text:p>
      <text:p text:style-name="P19">-Aufgaben der Informationspraxis: für Auftraggeber die bereits existierenden Informationsstränge zu ermitteln, zu analysieren und kritisch zu bewerten</text:p>
      <text:p text:style-name="P19">-Vorschläge für deren Optimierung in apparativer, organisatorischer, ökonomischer und führungsmäßiger Beziehung zu unterbreiten</text:p>
      <text:p text:style-name="P19">etc</text:p>
      <text:p text:style-name="P19"/>
      <text:p text:style-name="P20">Informationsgesellschaft Europa?</text:p>
      <text:p text:style-name="P20">Digitale Revolution: <text:s/>Schulen ans Netz, Erschließung von ländlichen Regionen mit schnellem Internet, grundlegende Dienste zu erschwinglichen Preisen, Abbau von Monopolen (Telekom),</text:p>
      <text:p text:style-name="P20">Breitbandzugang zum Internet</text:p>
      <text:p text:style-name="P20"/>
      <text:p text:style-name="P20">Wahrheitswert von Informatione</text:p>
      <text:p text:style-name="P20">Wissen=wahre Zusammenhänge</text:p>
      <text:p text:style-name="P20">Prüfung von Wahrheitswerten: Informatik bool, objektiv oder subjektiv, </text:p>
      <text:p text:style-name="P17"/>
      <text:p text:style-name="P21">Information als Produktionsfaktor: Management des Produktionsfaktors Information muss ebenso bedeutend eingeordnet werden</text:p>
      <text:p text:style-name="P21"/>
      <text:p text:style-name="P21"/>
      <text:p text:style-name="P21"/>
      <text:p text:style-name="P21"><text:soft-page-break/>Lebenszyklus von Informationen:</text:p>
      <text:p text:style-name="P21">1 Entstehung des Informationsbedürfnisses</text:p>
      <text:p text:style-name="P21">2 Planung und Erstellung des Informationssystems</text:p>
      <text:p text:style-name="P21">3 Betreiben des Informatinssystems</text:p>
      <text:p text:style-name="P21">4 Nutzung des Informationssystems</text:p>
      <text:p text:style-name="P21"/>
      <text:p text:style-name="P22">5 Migration→Daten wechseln in neues System</text:p>
      <text:p text:style-name="P22"/>
      <text:p text:style-name="P22">Information als wesentlicher Bestandteil eines Unternehmens</text:p>
      <text:p text:style-name="P22">Grundregel: Länge der Informationswege hängt von hierarchischen Unternehmensstruktur ab, mehr Stufen, längere Wege</text:p>
      <text:p text:style-name="P22"/>
      <text:p text:style-name="P22">Vorteil längerer Informationswege:</text:p>
      <text:p text:style-name="P22">Führungskräfte werden nicht mit Detailinformationen überhäuft und können sich verstärkt auf strategische Unternehmensaufgaben konzentrieren</text:p>
      <text:p text:style-name="P22"/>
      <text:p text:style-name="P22">Nachteil längerer Informationswege:</text:p>
      <text:p text:style-name="P22">Informationen können verloren gehen oder verfälscht werden, wichtige Informationen erreichen die Führungskräfte nicht oder nur verzögert</text:p>
      <text:p text:style-name="P22"/>
      <text:p text:style-name="P22">Vorteil kurzer Wege:</text:p>
      <text:p text:style-name="P22">Entscheidungen können auf der Basis von aktuellen Informationen getroffen werden </text:p>
      <text:p text:style-name="P22"/>
      <text:p text:style-name="P22">Nachteil kürzer Wege: </text:p>
      <text:p text:style-name="P22">Führungskräfte bekommen zu viel Informationen</text:p>
      <text:p text:style-name="P24"/>
      <text:p text:style-name="P25">Wettbewerb</text:p>
      <text:p text:style-name="P25">Qualitätsmängel in der Informationsverarbeitung und im Informationsfluss beeinträchtigen Wettbewerbsfähigkeit</text:p>
      <text:p text:style-name="P25"/>
      <text:p text:style-name="P26">Kinzner: Aufgabe des findigen Unternehmers Informationslücken schließen und Ungleichgewichte wirtschaftlich auszuwerten. Unternehmertum zeichnet sich durch das Erkennen von wirtschaftlich relevanten Informationsunterschieden aus.</text:p>
      <text:p text:style-name="P26"/>
      <text:p text:style-name="P27"/>
      <text:p text:style-name="P28">Theoretische Grundlagen des Informationsmanagements</text:p>
      <text:p text:style-name="P28">Daten=Gesamtheit der Verfügbaren Texte, Zahlen und Statistiken, Graphiken, Bilder, Audio und Video</text:p>
      <text:p text:style-name="P28">Informationen=Teilmenge der Daten, die für die eigene Unternehmung ausgewählt, geordnet, gespeichert, verfügbar gemacht wird</text:p>
      <text:p text:style-name="P28">Wissen=von Menschen verstandene, verknüpfte und angewendete Informationen</text:p>
      <text:p text:style-name="P28"/>
      <text:p text:style-name="P28">Information als dritte Grundgröße der Natur: Information, Materie, Energie</text:p>
      <text:p text:style-name="P28"/>
      <text:p text:style-name="P29">Management= Personenkreis, der ein Unternehmen führt</text:p>
      <text:p text:style-name="P29">Informationsmanagement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8:22:30.003241213</meta:creation-date>
    <dc:date>2016-11-11T10:01:02.520354102</dc:date>
    <meta:editing-duration>PT1H56M51S</meta:editing-duration>
    <meta:editing-cycles>11</meta:editing-cycles>
    <meta:generator>LibreOffice/5.1.2.2$Linux_X86_64 LibreOffice_project/10m0$Build-2</meta:generator>
    <meta:document-statistic meta:table-count="0" meta:image-count="0" meta:object-count="0" meta:page-count="3" meta:paragraph-count="95" meta:word-count="680" meta:character-count="6207" meta:non-whitespace-character-count="5614"/>
  </office:meta>
</office:document-meta>
</file>